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1437" officeooo:paragraph-rsid="001f1437"/>
    </style:style>
    <style:style style:name="P2" style:family="paragraph" style:parent-style-name="Standard">
      <style:text-properties fo:font-size="10pt" officeooo:paragraph-rsid="001f1437" style:font-size-asian="10pt" style:font-size-complex="10pt"/>
    </style:style>
    <style:style style:name="P3" style:family="paragraph" style:parent-style-name="Standard">
      <style:paragraph-properties fo:padding-left="0cm" fo:padding-right="0cm" fo:padding-top="0cm" fo:padding-bottom="0.106cm" fo:border-left="none" fo:border-right="none" fo:border-top="none" fo:border-bottom="0.74pt solid #00000a"/>
      <style:text-properties fo:font-size="10pt" officeooo:paragraph-rsid="001f1437" style:font-size-asian="10pt" style:font-size-complex="10pt"/>
    </style:style>
    <style:style style:name="P4" style:family="paragraph" style:parent-style-name="Standard">
      <style:text-properties fo:font-size="10pt" officeooo:paragraph-rsid="001f1437" style:font-size-asian="10pt" style:font-size-complex="10pt"/>
    </style:style>
    <style:style style:name="P5" style:family="paragraph" style:parent-style-name="Standard">
      <style:text-properties officeooo:paragraph-rsid="001f1437"/>
    </style:style>
    <style:style style:name="P6" style:family="paragraph" style:parent-style-name="Standard">
      <style:paragraph-properties fo:padding-left="0cm" fo:padding-right="0cm" fo:padding-top="0cm" fo:padding-bottom="0.106cm" fo:border-left="none" fo:border-right="none" fo:border-top="none" fo:border-bottom="0.74pt solid #00000a"/>
      <style:text-properties style:font-name="Cambria" fo:font-size="14pt" fo:language="es" fo:country="AR" officeooo:rsid="001f1437" officeooo:paragraph-rsid="001f1437" style:font-size-asian="14pt" style:font-size-complex="14pt"/>
    </style:style>
    <style:style style:name="T1" style:family="text">
      <style:text-properties officeooo:rsid="00214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ist of commands in Matlab to Markowictz ' s Algorithm </text:span></text:p>
      <text:p text:style-name="P1"/>
      <text:p text:style-name="P1"><text:s/></text:p>
      <text:p text:style-name="P2">&gt;&gt; m = [0.001890908693849820.00299348056019194<text:tab/>0.00294806046226222<text:tab/>0.0020529118960212<text:tab/>0.00764022963867799<text:tab/>0.00350568178491529<text:tab/>0.0037925921749985<text:tab/>0.00248431483157075<text:tab/>-0.0000437549331792721<text:tab/>0.00300214077784275<text:tab/>0.00315631948873659<text:tab/>0.00133727731143653<text:tab/>0.00459542789136149]</text:p>
      <text:p text:style-name="P2">&gt;&gt;stdev = [0.0234918375819735<text:tab/>0.0324998369389261<text:tab/>0.0297570188962935<text:tab/>0.0285958632425736<text:tab/>0.0473683289294867<text:tab/>0.028021435540722<text:tab/>0.0362335698489175<text:tab/>0.0270195851530775<text:tab/>0.0294707676536859<text:tab/>0.0267278863532577<text:tab/>0.0273541283011276<text:tab/>0.0184408444137966<text:tab/>0.0293048109732192]</text:p>
      <text:p text:style-name="P2">&gt;&gt;</text:p>
      <text:p text:style-name="P2">correlations = [1<text:tab/><text:tab/><text:tab/>0.448680366398508<text:tab/>0.435199837934828<text:tab/>0.442846679162598<text:tab/>0.32855430701618<text:tab/>0.43224887031587<text:tab/>0.413435043158864<text:tab/>0.453673637531837<text:tab/>0.434969629966411<text:tab/>0.638584302719043<text:tab/>0.381397017066121<text:tab/>0.429600349758359<text:tab/>0.401154468565466;</text:p>
      <text:p text:style-name="P2">0.448680366398508<text:tab/>1<text:tab/><text:tab/><text:tab/>0.769629354396894<text:tab/>0.420326899426664<text:tab/>0.574257197908641<text:tab/>0.833833717376706<text:tab/>0.608773769432346<text:tab/>0.427858568051872<text:tab/>0.329822836346558<text:tab/>0.546801906381551<text:tab/>0.468975576629048<text:tab/>0.386518087169874<text:tab/>0.449240980075142;</text:p>
      <text:p text:style-name="P2">0.435199837934828<text:tab/>0.769629354396894<text:tab/>1<text:tab/><text:tab/><text:tab/>0.33734544691661<text:tab/>0.529970916315059<text:tab/>0.775279784624014<text:tab/>0.532482490668658<text:tab/>0.436636832619393<text:tab/>0.300330660134004<text:tab/>0.47205250052701<text:tab/>0.486605218663437<text:tab/>0.365613545644297<text:tab/>0.427705965093055;</text:p>
      <text:p text:style-name="P2">0.442846679162598<text:tab/>0.420326899426664<text:tab/>0.33734544691661<text:tab/>1<text:tab/><text:tab/><text:tab/>0.323782628063237<text:tab/>0.413454915763838<text:tab/>0.371552753027888<text:tab/>0.361947931110638<text:tab/>0.220507193354716<text:tab/>0.452030363222895<text:tab/>0.327462901914109<text:tab/>0.304828698235926<text:tab/>0.279167300990293;</text:p>
      <text:p text:style-name="P2">0.32855430701618<text:tab/>0.574257197908641<text:tab/>0.529970916315059<text:tab/>0.323782628063237<text:tab/>1<text:tab/><text:tab/><text:tab/>0.624768034720361<text:tab/>0.78313622648044<text:tab/>0.349675014587424<text:tab/>0.179508744742301<text:tab/>0.387289389083365<text:tab/>0.281762291995227<text:tab/>0.243794593312308<text:tab/>0.415477636201163;</text:p>
      <text:p text:style-name="P2">0.43224887031587<text:tab/>0.833833717376706<text:tab/>0.775279784624014<text:tab/>0.413454915763838<text:tab/>0.624768034720361<text:tab/>1<text:tab/><text:tab/><text:tab/>0.62205372480685<text:tab/>0.457068729653252<text:tab/>0.25920808899574<text:tab/>0.543289344588766<text:tab/>0.464732710363597<text:tab/>0.333312405612321<text:tab/>0.482228315015429;</text:p>
      <text:p text:style-name="P2">0.413435043158864<text:tab/>0.608773769432346<text:tab/>0.532482490668658<text:tab/>0.371552753027888<text:tab/>0.78313622648044<text:tab/>0.62205372480685<text:tab/>1<text:tab/><text:tab/><text:tab/>0.384877389718324<text:tab/>0.285404054934733<text:tab/>0.457982618764569<text:tab/>0.358705544601947<text:tab/>0.303433915903331<text:tab/>0.438602520312712;</text:p>
      <text:p text:style-name="P2">0.453673637531837<text:tab/>0.427858568051872<text:tab/>0.436636832619393<text:tab/>0.361947931110638<text:tab/>0.349675014587424<text:tab/>0.457068729653252<text:tab/>0.384877389718324<text:tab/>1<text:tab/><text:tab/><text:tab/>0.382216873869728<text:tab/>0.448172434459642<text:tab/>0.401375385136791<text:tab/>0.312995458032055<text:tab/>0.481530107295605;</text:p>
      <text:p text:style-name="P2">0.434969629966411<text:tab/>0.329822836346558<text:tab/>0.300330660134004<text:tab/>0.220507193354716<text:tab/>0.179508744742301<text:tab/>0.25920808899574<text:tab/>0.285404054934733<text:tab/>0.382216873869728<text:tab/>1<text:tab/><text:tab/><text:tab/>0.376995729698619<text:tab/>0.418092676030663<text:tab/>0.402370764607753<text:tab/>0.279338114386569;</text:p>
      <text:p text:style-name="P2">0.638584302719043<text:tab/>0.546801906381551<text:tab/>0.47205250052701<text:tab/>0.452030363222895<text:tab/>0.387289389083365<text:tab/>0.543289344588766<text:tab/>0.457982618764569<text:tab/>0.448172434459642<text:tab/>0.376995729698619<text:tab/>1<text:tab/><text:tab/><text:tab/>0.42608978366121<text:tab/>0.411059801109092<text:tab/>0.363516650384198;</text:p>
      <text:p text:style-name="P2">0.381397017066121<text:tab/>0.468975576629048<text:tab/>0.486605218663437<text:tab/>0.327462901914109<text:tab/>0.281762291995227<text:tab/>0.464732710363597<text:tab/>0.358705544601947<text:tab/>0.401375385136791<text:tab/>0.418092676030663<text:tab/>0.42608978366121<text:tab/>1<text:tab/><text:tab/><text:tab/>0.378230053402924<text:tab/>0.235502604465156;</text:p>
      <text:p text:style-name="P2">0.429600349758359<text:tab/>0.386518087169874<text:tab/>0.365613545644297<text:tab/>0.304828698235926<text:tab/>0.243794593312308<text:tab/>0.333312405612321<text:tab/>0.303433915903331<text:tab/>0.312995458032055<text:tab/>0.402370764607753<text:tab/>0.411059801109092<text:tab/>0.378230053402924<text:tab/>1<text:tab/><text:tab/><text:tab/>0.249627943580619;</text:p>
      <text:p text:style-name="P2">0.401154468565466<text:tab/>0.449240980075142<text:tab/>0.427705965093055<text:tab/>0.279167300990293<text:tab/>0.415477636201163<text:tab/>0.482228315015429<text:tab/>0.438602520312712<text:tab/>0.481530107295605<text:tab/>0.279338114386569<text:tab/>0.363516650384198<text:tab/>0.235502604465156<text:tab/>0.249627943580619<text:tab/>1]</text:p>
      <text:p text:style-name="P2"><text:soft-page-break/></text:p>
      <text:p text:style-name="P2">&gt;&gt; c= corr2cov(stdev , correlations);</text:p>
      <text:p text:style-name="P2">&gt;&gt; [PortRisk, PortReturn, PortWts] = portopt(m, c)</text:p>
      <text:p text:style-name="P2">&gt;&gt;scatter(stdev, m)</text:p>
      <text:p text:style-name="P2">hold on</text:p>
      <text:p text:style-name="P2">plot(PortRisk,PortReturn,'DisplayName','PortReturn vs. PortRisk','XDataSource','PortRisk','YDataSource','PortReturn');figure(gcf)</text:p>
      <text:p text:style-name="P2">xlabel('Risk (Standard Deviation)')</text:p>
      <text:p text:style-name="P2">ylabel('Expected Return')</text:p>
      <text:p text:style-name="P2">title('Mean-Variance-Efficient Frontier')</text:p>
      <text:p text:style-name="P2">grid on</text:p>
      <text:p text:style-name="P2">&gt;&gt; [RiskyRisk, RiskyReturn, RiskyWts, RiskyFraction, OverallRisk, OverallReturn] = portalloc(PortRisk, PortReturn, PortWts, .01, .01, 5)</text:p>
      <text:p text:style-name="P2">&gt;&gt;portalloc(PortRisk, PortReturn, PortWts, .01, .01, 5)</text:p>
      <text:p text:style-name="P2"/>
      <text:p text:style-name="P2">&gt;&gt;AssetBounds=[ -0.30 , -0.30 ,-0.30 ,-0.30 ,-0.30 , -0.30 ,-0.30 ,-0.30, -0.30 , -0.30,-0.30, 0.30,-0.30 ;0.30, 0.30, 0.30, 0.30, 0.30,0.30, 0.30,0.30, 0.30 ,0.30,0.30,0.30,0.30]</text:p>
      <text:p text:style-name="P2">&gt;&gt; [PortRisk, PortReturn, PortWts] = frontcon(m, c, [],[], AssetBounds)</text:p>
      <text:p text:style-name="P2">&gt;&gt; [RiskyRisk, RiskyReturn, RiskyWts, RiskyFraction, OverallRisk, OverallReturn] = portalloc(PortRisk, PortReturn, PortWts, .01, .01, 5)</text:p>
      <text:p text:style-name="P3">&gt;&gt;portalloc(PortRisk, PortReturn, PortWts, .01, .01, 5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1:53:40.321754950</meta:creation-date>
    <dc:date>2018-08-22T22:35:29.792385344</dc:date>
    <meta:editing-duration>PT4M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312" meta:character-count="4423" meta:non-whitespace-character-count="4117"/>
  </office:meta>
</office:document-meta>
</file>